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52b94" officeooo:paragraph-rsid="00052b94"/>
    </style:style>
    <style:style style:name="P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6e73a" officeooo:paragraph-rsid="0006e73a"/>
    </style:style>
    <style:style style:name="P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053c18"/>
    </style:style>
    <style:style style:name="P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fo:font-weight="bold" officeooo:rsid="000462cc" officeooo:paragraph-rsid="00052b94" style:font-weight-asian="bold" style:font-weight-complex="bold"/>
    </style:style>
    <style:style style:name="P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fo:font-weight="bold" officeooo:rsid="0014d81f" officeooo:paragraph-rsid="0014d81f" style:font-weight-asian="bold" style:font-weight-complex="bold"/>
    </style:style>
    <style:style style:name="P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fo:font-weight="bold" officeooo:rsid="00039a34" officeooo:paragraph-rsid="00052b94" style:font-weight-asian="bold" style:font-weight-complex="bold"/>
    </style:style>
    <style:style style:name="P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fo:font-weight="normal" officeooo:rsid="0014d81f" officeooo:paragraph-rsid="0014d81f" style:font-weight-asian="normal" style:font-weight-complex="normal"/>
    </style:style>
    <style:style style:name="P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officeooo:rsid="0001dcce" officeooo:paragraph-rsid="00052b94"/>
    </style:style>
    <style:style style:name="P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053c18"/>
    </style:style>
    <style:style style:name="P1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4d81f"/>
    </style:style>
    <style:style style:name="P1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73e8d"/>
    </style:style>
    <style:style style:name="P1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90fb7"/>
    </style:style>
    <style:style style:name="P1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text-underline-style="solid" style:text-underline-width="auto" style:text-underline-color="font-color" officeooo:rsid="0014d81f" officeooo:paragraph-rsid="0014d81f"/>
    </style:style>
    <style:style style:name="P1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text-underline-style="solid" style:text-underline-width="auto" style:text-underline-color="font-color" officeooo:rsid="00173e8d" officeooo:paragraph-rsid="00173e8d"/>
    </style:style>
    <style:style style:name="P1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text-underline-style="none" officeooo:rsid="0014d81f" officeooo:paragraph-rsid="0014d81f"/>
    </style:style>
    <style:style style:name="P1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73e8d" fo:background-color="#ffff00"/>
    </style:style>
    <style:style style:name="P17"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style:text-underline-style="solid" style:text-underline-width="auto" style:text-underline-color="font-color" fo:font-weight="bold" officeooo:rsid="0001dcce" officeooo:paragraph-rsid="00052b94" style:font-weight-asian="bold" style:font-weight-complex="bold"/>
    </style:style>
    <style:style style:name="T1" style:family="text">
      <style:text-properties style:font-name="Arial"/>
    </style:style>
    <style:style style:name="T2" style:family="text">
      <style:text-properties style:font-name="Arial" style:text-underline-style="none" officeooo:rsid="0006e73a"/>
    </style:style>
    <style:style style:name="T3" style:family="text">
      <style:text-properties style:font-name="Arial" style:text-underline-style="none" officeooo:rsid="0007bdd6"/>
    </style:style>
    <style:style style:name="T4" style:family="text">
      <style:text-properties style:font-name="Arial" style:text-underline-style="none" officeooo:rsid="000a813e"/>
    </style:style>
    <style:style style:name="T5" style:family="text">
      <style:text-properties style:font-name="Arial" style:text-underline-style="none" officeooo:rsid="000c2578"/>
    </style:style>
    <style:style style:name="T6" style:family="text">
      <style:text-properties style:font-name="Arial" style:text-underline-style="none" officeooo:rsid="00053c18"/>
    </style:style>
    <style:style style:name="T7" style:family="text">
      <style:text-properties style:font-name="Arial" style:text-underline-style="none" officeooo:rsid="000e1106"/>
    </style:style>
    <style:style style:name="T8" style:family="text">
      <style:text-properties style:font-name="Arial" style:text-underline-style="none" officeooo:rsid="00052b94"/>
    </style:style>
    <style:style style:name="T9" style:family="text">
      <style:text-properties style:font-name="Arial" style:text-underline-style="none" officeooo:rsid="000fd352"/>
    </style:style>
    <style:style style:name="T10" style:family="text">
      <style:text-properties style:font-name="Arial" style:text-underline-style="none" officeooo:rsid="0014d81f"/>
    </style:style>
    <style:style style:name="T11" style:family="text">
      <style:text-properties style:font-name="Arial" style:text-underline-style="none" officeooo:rsid="0016ad8f"/>
    </style:style>
    <style:style style:name="T12" style:family="text">
      <style:text-properties style:font-name="Arial" style:text-underline-style="none" officeooo:rsid="00173e8d"/>
    </style:style>
    <style:style style:name="T13" style:family="text">
      <style:text-properties style:font-name="Arial" style:text-underline-style="none" officeooo:rsid="00190fb7"/>
    </style:style>
    <style:style style:name="T14" style:family="text">
      <style:text-properties style:font-name="Arial" officeooo:rsid="000462cc"/>
    </style:style>
    <style:style style:name="T15" style:family="text">
      <style:text-properties style:font-name="Arial" officeooo:rsid="00053c18"/>
    </style:style>
    <style:style style:name="T16" style:family="text">
      <style:text-properties style:font-name="Arial" officeooo:rsid="0009bc53"/>
    </style:style>
    <style:style style:name="T17" style:family="text">
      <style:text-properties style:font-name="Arial" officeooo:rsid="000e1106"/>
    </style:style>
    <style:style style:name="T18" style:family="text">
      <style:text-properties style:font-name="Arial" officeooo:rsid="0014d81f"/>
    </style:style>
    <style:style style:name="T19" style:family="text">
      <style:text-properties style:font-name="Arial" officeooo:rsid="00173e8d"/>
    </style:style>
    <style:style style:name="T20" style:family="text">
      <style:text-properties style:font-name="Arial" fo:background-color="#ffff00" loext:char-shading-value="0"/>
    </style:style>
    <style:style style:name="T21" style:family="text">
      <style:text-properties style:font-name="Arial" fo:background-color="#ffff00" loext:char-shading-value="0"/>
    </style:style>
    <style:style style:name="T22" style:family="text">
      <style:text-properties officeooo:rsid="00173e8d"/>
    </style:style>
    <style:style style:name="T23" style:family="text">
      <style:text-properties officeooo:rsid="00190f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Seminarfach-Arbeit</text:p>
      <text:p text:style-name="P8"/>
      <text:p text:style-name="P6">Durchführungsphase:</text:p>
      <text:p text:style-name="P4">Was haben wir wie umgesetzt ?</text:p>
      <text:p text:style-name="P4"/>
      <text:p text:style-name="P4"/>
      <text:p text:style-name="P7">Aufbau(Einleitung)</text:p>
      <text:p text:style-name="P3"><text:span text:style-name="T6">Allgemein ist in der Automat in verschiedene Mikrocontroller aufgeteilt, so hat man einmal einen ESp32, welcher als „Master“ gilt und zusätzlich noch zwei Arduino-Nanos, welche als deren „</text:span><text:span text:style-name="T7">Slaves“</text:span><text:span text:style-name="T6"> agieren. Der Esp32 ist dabei für die ganze Zusammenarbeit zwischen den Systemen zuständig, während die Arduinos zum Auslesen von Daten und </text:span><text:span text:style-name="T7">dem D</text:span><text:span text:style-name="T6">urchführen von Aktionen benötigt werden.</text:span></text:p>
      <text:p text:style-name="P3"><text:span text:style-name="T6"/></text:p>
      <text:p text:style-name="P5">Registrierung</text:p>
      <text:p text:style-name="P7">Website</text:p>
      <text:p text:style-name="P10"><text:span text:style-name="T14">D</text:span><text:span text:style-name="T15">as</text:span><text:span text:style-name="T1"> Eintragen der Personen läuft über einen auf dem Esp32 gehosteten</text:span><text:span text:style-name="T18"> asynchronem</text:span><text:span text:style-name="T1"> Webserver, über den man sich per </text:span><text:span text:style-name="T17">vom Esp32 ausgehenden </text:span><text:span text:style-name="T1">WLAN </text:span><text:span text:style-name="T15">(Esp32-Acces-Point)</text:span><text:span text:style-name="T1"> verbinden kann. Auf der dann aufrufbaren Website kann man anschließend seine Daten angeben, welche anschließend in einer eigens dafür entworfenen Datenbank mit einem für jede Person einzigartig </text:span><text:span text:style-name="T16">generierten</text:span><text:span text:style-name="T1"> Code gespeichert werden.</text:span></text:p>
      <text:p text:style-name="P15"><text:span text:style-name="T17">Dieser Code wird nach der Registrierung der Person auf der Website angezeigt.</text:span></text:p>
      <text:p text:style-name="P13"><text:span text:style-name="T17">S</text:span><text:span text:style-name="T1">D-Karte</text:span><text:span text:style-name="T19">(&amp; Datenbanksystem)</text:span></text:p>
      <text:p text:style-name="P10"><text:span text:style-name="T1">Die <text:s/>Datenbank wird auf einer SD-Karte angelegt, </text:span><text:span text:style-name="T15">welche </text:span><text:span text:style-name="T1">über ein</text:span><text:span text:style-name="T18">en</text:span><text:span text:style-name="T1"> </text:span><text:span text:style-name="T18">Adapter</text:span><text:span text:style-name="T1"> mit dem Esp32 </text:span><text:span text:style-name="T17">über <text:s/>SPI</text:span><text:span text:style-name="T1"> verbunden </text:span><text:span text:style-name="T15">ist, so dass dieser direkt die <text:s/>SD-Karte beschreiben und auslesen kann.</text:span><text:span text:style-name="T1"> Zusätzlich wird in dieser Datenbank per Unixzeit vermerkt, wann die Person zuletzt und für wie </text:span><text:span text:style-name="T18">l</text:span><text:span text:style-name="T1">ange im Restaurant war </text:span><text:span text:style-name="T17">und ob Sie sich gerade im Gebäude befindet</text:span><text:span text:style-name="T1">.</text:span></text:p>
      <text:p text:style-name="P13"><text:span text:style-name="T1">Code</text:span></text:p>
      <text:p text:style-name="P15"><text:span text:style-name="T1">Besteht aus 5 Ziffern, wobei die letzte Ziffer als Kontrollziffer dient.</text:span></text:p>
      <text:p text:style-name="P15"><text:span text:style-name="T1">Bei einem Registrierungsprozess wird jedes mal eine Methode aufgerufen, die einen neuen Code generiert, der noch keinem Nutzer zugeordnet ist.</text:span></text:p>
      <text:p text:style-name="P10"><text:soft-page-break/><text:span text:style-name="T10">In dieser werden die ersten vier Ziffern per Zufall ermittelt, anschließend wird die Kontrollziffer erzeugt, indem </text:span><text:span text:style-name="T11">so lange die Quersumme der ersten Ziffern gebildet, bis diese schließlich einstellig ist. Zuletzt wird jeder existierende Code in der Datenbank mit dem erzeugten Code verglichen, um die Einzigartigkeit der Codes zu gewährleisten. Sollte nämlich der gerade erzeugte Code schon existieren, wiederholt sich der Prozess, bis ein noch unbenutzter Code gefunden wurde. </text:span></text:p>
      <text:p text:style-name="P13"><text:span text:style-name="T1">//</text:span><text:span text:style-name="T19">datenbank</text:span></text:p>
      <text:p text:style-name="P14"><text:span text:style-name="T19">A</text:span><text:span text:style-name="T1">nmeldeprozess </text:span><text:span text:style-name="T21">//Hier Bild vom Tastenfeld</text:span></text:p>
      <text:p text:style-name="P1">Um als Kunde nun ins Restaurant zu gelangen, muss man <text:span text:style-name="T22">nun </text:span>seinen Code eingeben. Dies erfolgt über ein Tastenfeld und ein LCD-Display.</text:p>
      <text:p text:style-name="P11"><text:span text:style-name="T8">Das Tastenfeld ist dabei an eine</text:span><text:span text:style-name="T7">m</text:span><text:span text:style-name="T8"> Arduino N</text:span><text:span text:style-name="T12">a</text:span><text:span text:style-name="T8">no angeschlossen, </text:span><text:span text:style-name="T6">welcher die </text:span><text:span text:style-name="T7">e</text:span><text:span text:style-name="T6">ingegeben Zahlen erkennt und in einem Array speichert. </text:span><text:span text:style-name="T7">D</text:span><text:span text:style-name="T2">ies</text:span><text:span text:style-name="T7">es</text:span><text:span text:style-name="T2"> Array wird </text:span><text:span text:style-name="T7">alle 0.5</text:span><text:span text:style-name="T2"> Sekunden von dem Esp32 abgefragt und </text:span><text:span text:style-name="T7">dann </text:span><text:span text:style-name="T2">vom Arduino an diesen übermittelt</text:span><text:span text:style-name="T6">. Mit dem Druck der „*-Taste“ lässt sich </text:span><text:span text:style-name="T7">d</text:span><text:span text:style-name="T9">as</text:span><text:span text:style-name="T6"> letzte <text:s/></text:span><text:span text:style-name="T7">Z</text:span><text:span text:style-name="T9">eichen </text:span><text:span text:style-name="T6">löschen und mit dem Benutzen der „#-Taste“ werden die Daten für den Esp32 </text:span><text:span text:style-name="T2">zum Verarbeiten </text:span><text:span text:style-name="T6">freigegeben.</text:span></text:p>
      <text:p text:style-name="P16"><text:span text:style-name="T6">//</text:span><text:span text:style-name="T12">hier evtl Code-Ausschnitt von Array</text:span></text:p>
      <text:p text:style-name="P11"><text:span text:style-name="T6"><text:s/>Die Freigabe erfolgt dabei über ein Anhängsel im Array, so bedeutet der Anhang „n“, dass das Array noch nicht bereit ist und der Anhang „y“, dass die Daten so überprüft werden sollen </text:span><text:span text:style-name="T2">(</text:span><text:span text:style-name="T6">der Kunde also die „#-Taste“ gedr</text:span><text:span text:style-name="T2">ückt hat). Die Anzeige auf dem LCD-Display erfolgt allerdings über den Esp32, da der Arduino nur als „Slave“ fungiert und daher nur abgefragte Daten übermitteln kann. </text:span></text:p>
      <text:p text:style-name="P2">Zusammengefasst fragt der Esp32 die Daten des Arduinos ab und überträgt diese dann auf die Displays. <text:span text:style-name="T23">Die Kommunikation erfolgt über das Inter Integrated Circuits Protokoll (I2C)</text:span>. </text:p>
      <text:p text:style-name="P12"><text:span text:style-name="T13">Wurde </text:span><text:span text:style-name="T2">nun die „#-Taste“ gedrückt und die Daten w</text:span><text:span text:style-name="T3">u</text:span><text:span text:style-name="T2">rden zur Verarbeitung freigegeben, </text:span><text:span text:style-name="T3">wird über die implementierte Turing-Maschine überprüft, ob der Code so überhaupt stimmen kann (nähere Erläuterung später). </text:span><text:span text:style-name="T4">Kann der Code stimmen, wird auf der Datenbank geguckt zu welcher Person der Code gehört, anschließend wird überprüft, ob sich die Person momentan schon im Restaurant befindet oder nicht. Ist die Person nicht im Restaurant, wird der Zeitpunkt des Eintritts per Unixzeit gespeichert </text:span><text:soft-page-break/><text:span text:style-name="T4">und ein Signal wird vom Esp32 an den Arduino geschickt, damit dieser die Schranke öffnet. Die Schranke ist dabei per Servomotor an den Arduino angeschlossen. Bekommt der Arduino das Signal vom Esp32, öffnet er die <text:s/>Schranke und wertet die Daten eines angeschlossenen Abstandssensor aus. Der Abstandssensor sitzt dabei direkt unter der Schranke. Fällt der gemessene Wert des Abstandssensor unter 30cm, bedeutet dies, dass die Person die Schranke passiert hat, wodurch die Schranke 2 Sekunden später schließt. </text:span><text:span text:style-name="T5">Möchte man nun wieder aus dem Restaurant hinaus, ist der Vorgang ähnlich, nur das nun in der Datenbank überprüft wird, ob die Person schon draußen ist, oder nicht.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3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3T15:43:55.637000000</meta:creation-date>
    <dc:date>2021-03-15T21:44:28.597000000</dc:date>
    <meta:editing-duration>PT37M23S</meta:editing-duration>
    <meta:editing-cycles>3</meta:editing-cycles>
    <meta:generator>LibreOffice/7.0.3.1$Windows_X86_64 LibreOffice_project/d7547858d014d4cf69878db179d326fc3483e082</meta:generator>
    <meta:document-statistic meta:table-count="0" meta:image-count="0" meta:object-count="0" meta:page-count="3" meta:paragraph-count="23" meta:word-count="648" meta:character-count="4359" meta:non-whitespace-character-count="3724"/>
  </office:meta>
</office:document-meta>
</file>